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ementProcessorSerializer.shouldS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ProcessorSerializer.end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lementProcessorSerializer.startEntity( final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lementProcessorSerializer.characters( final char [ ] ch , final int start , final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lementProcessorSerializer.startDTD( final String name , final String publicId , final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lementProcessorSerializer.getCurrentElementProcess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ementProcessorSerializer.setOutputStream( final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ProcessorSerializer.ignorableWhitespace( final char [ ] ch , final int start , final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lementProcessorSerializer.processingInstruction( final String target , final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lementProcessorSerializer.skippedEntity( final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lementProcessorSerializer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ProcessorSerializer.endEntity( final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lementProcessorSerializer.endPrefixMapping( final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lementProcessorSerializer.cleanupArray( final char [ ] array , final int start , final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lementProcessorSerializer.comment( final char [ ] ch , final int start , final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lementProcessorSerializer.setDocumentLocator( final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ProcessorSerializ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ProcessorSerializer.startPrefixMapping( final String prefix , final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lementProcessorSerializer.SAXExceptionFactory( final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ProcessorSerializer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lementProcessorSerializer.star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lementProcessorSerializ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lementProcessorSerializer.SAXExceptionFactory( final String message , final Exception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ElementProcessorSerializer.startElement( final String namespaceURI , final String localName , final String qName , final Attributes att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ElementProcessorSerializer.endElement( final String namespaceURI , final String localName , final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lementProcessorSerializer.ElementProcessorSer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